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 1</text:p>
          </table:table-cell>
          <table:table-cell office:value-type="float" office:value="0.0842374" calcext:value-type="float">
            <text:p>0.0842374</text:p>
          </table:table-cell>
          <table:table-cell office:value-type="float" office:value="0.2124209" calcext:value-type="float">
            <text:p>0.2124209</text:p>
          </table:table-cell>
          <table:table-cell office:value-type="float" office:value="0.2198474" calcext:value-type="float">
            <text:p>0.2198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 2</text:p>
          </table:table-cell>
          <table:table-cell office:value-type="float" office:value="0.43932" calcext:value-type="float">
            <text:p>0.43932</text:p>
          </table:table-cell>
          <table:table-cell office:value-type="float" office:value="1.355045" calcext:value-type="float">
            <text:p>1.355045</text:p>
          </table:table-cell>
          <table:table-cell office:value-type="float" office:value="1.601757" calcext:value-type="float">
            <text:p>1.6017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 3</text:p>
          </table:table-cell>
          <table:table-cell office:value-type="float" office:value="0.4982696" calcext:value-type="float">
            <text:p>0.4982696</text:p>
          </table:table-cell>
          <table:table-cell office:value-type="float" office:value="0.8631639" calcext:value-type="float">
            <text:p>0.8631639</text:p>
          </table:table-cell>
          <table:table-cell office:value-type="float" office:value="0.7889341" calcext:value-type="float">
            <text:p>0.7889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 4</text:p>
          </table:table-cell>
          <table:table-cell office:value-type="float" office:value="0.3946146" calcext:value-type="float">
            <text:p>0.3946146</text:p>
          </table:table-cell>
          <table:table-cell office:value-type="float" office:value="1.133197" calcext:value-type="float">
            <text:p>1.133197</text:p>
          </table:table-cell>
          <table:table-cell office:value-type="float" office:value="1.15284" calcext:value-type="float">
            <text:p>1.15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 5</text:p>
          </table:table-cell>
          <table:table-cell office:value-type="float" office:value="0.248127" calcext:value-type="float">
            <text:p>0.248127</text:p>
          </table:table-cell>
          <table:table-cell office:value-type="float" office:value="0.7562589" calcext:value-type="float">
            <text:p>0.7562589</text:p>
          </table:table-cell>
          <table:table-cell office:value-type="float" office:value="0.7535619" calcext:value-type="float">
            <text:p>0.7535619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0.125407" calcext:value-type="float">
            <text:p>0.125407</text:p>
          </table:table-cell>
          <table:table-cell office:value-type="float" office:value="0.480271" calcext:value-type="float">
            <text:p>0.480271</text:p>
          </table:table-cell>
          <table:table-cell office:value-type="float" office:value="0.197766" calcext:value-type="float">
            <text:p>0.197766</text:p>
          </table:table-cell>
          <table:table-cell office:value-type="float" office:value="0.305569" calcext:value-type="float">
            <text:p>0.305569</text:p>
          </table:table-cell>
          <table:table-cell office:value-type="float" office:value="0.754558" calcext:value-type="float">
            <text:p>0.754558</text:p>
          </table:table-cell>
          <table:table-cell office:value-type="float" office:value="1.04936" calcext:value-type="float">
            <text:p>1.04936</text:p>
          </table:table-cell>
          <table:table-cell office:value-type="float" office:value="0.356567" calcext:value-type="float">
            <text:p>0.356567</text:p>
          </table:table-cell>
          <table:table-cell office:value-type="float" office:value="0.065493" calcext:value-type="float">
            <text:p>0.065493</text:p>
          </table:table-cell>
          <table:table-cell office:value-type="float" office:value="3.33655" calcext:value-type="float">
            <text:p>3.33655</text:p>
          </table:table-cell>
        </table:table-row>
        <table:table-row table:style-name="ro1">
          <table:table-cell office:value-type="float" office:value="0.153631" calcext:value-type="float">
            <text:p>0.153631</text:p>
          </table:table-cell>
          <table:table-cell office:value-type="float" office:value="0.478501" calcext:value-type="float">
            <text:p>0.478501</text:p>
          </table:table-cell>
          <table:table-cell office:value-type="float" office:value="0.198022" calcext:value-type="float">
            <text:p>0.198022</text:p>
          </table:table-cell>
          <table:table-cell office:value-type="float" office:value="0.313943" calcext:value-type="float">
            <text:p>0.313943</text:p>
          </table:table-cell>
          <table:table-cell office:value-type="float" office:value="0.753891" calcext:value-type="float">
            <text:p>0.753891</text:p>
          </table:table-cell>
          <table:table-cell office:value-type="float" office:value="1.06133" calcext:value-type="float">
            <text:p>1.06133</text:p>
          </table:table-cell>
          <table:table-cell office:value-type="float" office:value="0.361797" calcext:value-type="float">
            <text:p>0.361797</text:p>
          </table:table-cell>
          <table:table-cell office:value-type="float" office:value="0.067662" calcext:value-type="float">
            <text:p>0.067662</text:p>
          </table:table-cell>
          <table:table-cell office:value-type="float" office:value="3.39033" calcext:value-type="float">
            <text:p>3.39033</text:p>
          </table:table-cell>
        </table:table-row>
        <table:table-row table:style-name="ro1">
          <table:table-cell office:value-type="float" office:value="0.153249" calcext:value-type="float">
            <text:p>0.153249</text:p>
          </table:table-cell>
          <table:table-cell office:value-type="float" office:value="0.476662" calcext:value-type="float">
            <text:p>0.476662</text:p>
          </table:table-cell>
          <table:table-cell office:value-type="float" office:value="0.198592" calcext:value-type="float">
            <text:p>0.198592</text:p>
          </table:table-cell>
          <table:table-cell office:value-type="float" office:value="0.306523" calcext:value-type="float">
            <text:p>0.306523</text:p>
          </table:table-cell>
          <table:table-cell office:value-type="float" office:value="0.753725" calcext:value-type="float">
            <text:p>0.753725</text:p>
          </table:table-cell>
          <table:table-cell office:value-type="float" office:value="1.08536" calcext:value-type="float">
            <text:p>1.08536</text:p>
          </table:table-cell>
          <table:table-cell office:value-type="float" office:value="0.361795" calcext:value-type="float">
            <text:p>0.361795</text:p>
          </table:table-cell>
          <table:table-cell office:value-type="float" office:value="0.068322" calcext:value-type="float">
            <text:p>0.068322</text:p>
          </table:table-cell>
          <table:table-cell office:value-type="float" office:value="3.40579" calcext:value-type="float">
            <text:p>3.40579</text:p>
          </table:table-cell>
        </table:table-row>
        <table:table-row table:style-name="ro1">
          <table:table-cell office:value-type="float" office:value="0.152912" calcext:value-type="float">
            <text:p>0.152912</text:p>
          </table:table-cell>
          <table:table-cell office:value-type="float" office:value="0.473739" calcext:value-type="float">
            <text:p>0.473739</text:p>
          </table:table-cell>
          <table:table-cell office:value-type="float" office:value="0.198204" calcext:value-type="float">
            <text:p>0.198204</text:p>
          </table:table-cell>
          <table:table-cell office:value-type="float" office:value="0.304718" calcext:value-type="float">
            <text:p>0.304718</text:p>
          </table:table-cell>
          <table:table-cell office:value-type="float" office:value="0.753428" calcext:value-type="float">
            <text:p>0.753428</text:p>
          </table:table-cell>
          <table:table-cell office:value-type="float" office:value="1.0712" calcext:value-type="float">
            <text:p>1.0712</text:p>
          </table:table-cell>
          <table:table-cell office:value-type="float" office:value="0.355394" calcext:value-type="float">
            <text:p>0.355394</text:p>
          </table:table-cell>
          <table:table-cell office:value-type="float" office:value="0.067621" calcext:value-type="float">
            <text:p>0.067621</text:p>
          </table:table-cell>
          <table:table-cell office:value-type="float" office:value="3.37881" calcext:value-type="float">
            <text:p>3.37881</text:p>
          </table:table-cell>
        </table:table-row>
        <table:table-row table:style-name="ro1">
          <table:table-cell office:value-type="float" office:value="0.153455" calcext:value-type="float">
            <text:p>0.153455</text:p>
          </table:table-cell>
          <table:table-cell office:value-type="float" office:value="0.473327" calcext:value-type="float">
            <text:p>0.473327</text:p>
          </table:table-cell>
          <table:table-cell office:value-type="float" office:value="0.197643" calcext:value-type="float">
            <text:p>0.197643</text:p>
          </table:table-cell>
          <table:table-cell office:value-type="float" office:value="0.306172" calcext:value-type="float">
            <text:p>0.306172</text:p>
          </table:table-cell>
          <table:table-cell office:value-type="float" office:value="0.753367" calcext:value-type="float">
            <text:p>0.753367</text:p>
          </table:table-cell>
          <table:table-cell office:value-type="float" office:value="1.06874" calcext:value-type="float">
            <text:p>1.06874</text:p>
          </table:table-cell>
          <table:table-cell office:value-type="float" office:value="0.358636" calcext:value-type="float">
            <text:p>0.358636</text:p>
          </table:table-cell>
          <table:table-cell office:value-type="float" office:value="0.067382" calcext:value-type="float">
            <text:p>0.067382</text:p>
          </table:table-cell>
          <table:table-cell office:value-type="float" office:value="3.38028" calcext:value-type="float">
            <text:p>3.38028</text:p>
          </table:table-cell>
        </table:table-row>
        <table:table-row table:style-name="ro1">
          <table:table-cell office:value-type="float" office:value="0.155598" calcext:value-type="float">
            <text:p>0.155598</text:p>
          </table:table-cell>
          <table:table-cell office:value-type="float" office:value="0.474821" calcext:value-type="float">
            <text:p>0.474821</text:p>
          </table:table-cell>
          <table:table-cell office:value-type="float" office:value="0.194066" calcext:value-type="float">
            <text:p>0.194066</text:p>
          </table:table-cell>
          <table:table-cell office:value-type="float" office:value="0.321533" calcext:value-type="float">
            <text:p>0.321533</text:p>
          </table:table-cell>
          <table:table-cell office:value-type="float" office:value="0.753338" calcext:value-type="float">
            <text:p>0.753338</text:p>
          </table:table-cell>
          <table:table-cell office:value-type="float" office:value="1.06846" calcext:value-type="float">
            <text:p>1.06846</text:p>
          </table:table-cell>
          <table:table-cell office:value-type="float" office:value="0.360075" calcext:value-type="float">
            <text:p>0.360075</text:p>
          </table:table-cell>
          <table:table-cell office:value-type="float" office:value="0.068709" calcext:value-type="float">
            <text:p>0.068709</text:p>
          </table:table-cell>
          <table:table-cell office:value-type="float" office:value="3.39817" calcext:value-type="float">
            <text:p>3.39817</text:p>
          </table:table-cell>
        </table:table-row>
        <table:table-row table:style-name="ro1">
          <table:table-cell office:value-type="float" office:value="0.152287" calcext:value-type="float">
            <text:p>0.152287</text:p>
          </table:table-cell>
          <table:table-cell office:value-type="float" office:value="0.473873" calcext:value-type="float">
            <text:p>0.473873</text:p>
          </table:table-cell>
          <table:table-cell office:value-type="float" office:value="0.201125" calcext:value-type="float">
            <text:p>0.201125</text:p>
          </table:table-cell>
          <table:table-cell office:value-type="float" office:value="0.299019" calcext:value-type="float">
            <text:p>0.299019</text:p>
          </table:table-cell>
          <table:table-cell office:value-type="float" office:value="0.753303" calcext:value-type="float">
            <text:p>0.753303</text:p>
          </table:table-cell>
          <table:table-cell office:value-type="float" office:value="1.07126" calcext:value-type="float">
            <text:p>1.07126</text:p>
          </table:table-cell>
          <table:table-cell office:value-type="float" office:value="0.357825" calcext:value-type="float">
            <text:p>0.357825</text:p>
          </table:table-cell>
          <table:table-cell office:value-type="float" office:value="0.066116" calcext:value-type="float">
            <text:p>0.066116</text:p>
          </table:table-cell>
          <table:table-cell office:value-type="float" office:value="3.37636" calcext:value-type="float">
            <text:p>3.37636</text:p>
          </table:table-cell>
        </table:table-row>
        <table:table-row table:style-name="ro1">
          <table:table-cell office:value-type="float" office:value="0.154144" calcext:value-type="float">
            <text:p>0.154144</text:p>
          </table:table-cell>
          <table:table-cell office:value-type="float" office:value="0.474504" calcext:value-type="float">
            <text:p>0.474504</text:p>
          </table:table-cell>
          <table:table-cell office:value-type="float" office:value="0.197922" calcext:value-type="float">
            <text:p>0.197922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753251" calcext:value-type="float">
            <text:p>0.753251</text:p>
          </table:table-cell>
          <table:table-cell office:value-type="float" office:value="1.0492" calcext:value-type="float">
            <text:p>1.0492</text:p>
          </table:table-cell>
          <table:table-cell office:value-type="float" office:value="0.356041" calcext:value-type="float">
            <text:p>0.356041</text:p>
          </table:table-cell>
          <table:table-cell office:value-type="float" office:value="0.067439" calcext:value-type="float">
            <text:p>0.067439</text:p>
          </table:table-cell>
          <table:table-cell office:value-type="float" office:value="3.37281" calcext:value-type="float">
            <text:p>3.37281</text:p>
          </table:table-cell>
        </table:table-row>
        <table:table-row table:style-name="ro1">
          <table:table-cell office:value-type="float" office:value="0.153591" calcext:value-type="float">
            <text:p>0.153591</text:p>
          </table:table-cell>
          <table:table-cell office:value-type="float" office:value="0.473575" calcext:value-type="float">
            <text:p>0.473575</text:p>
          </table:table-cell>
          <table:table-cell office:value-type="float" office:value="0.197" calcext:value-type="float">
            <text:p>0.197</text:p>
          </table:table-cell>
          <table:table-cell office:value-type="float" office:value="0.303034" calcext:value-type="float">
            <text:p>0.303034</text:p>
          </table:table-cell>
          <table:table-cell office:value-type="float" office:value="0.753301" calcext:value-type="float">
            <text:p>0.753301</text:p>
          </table:table-cell>
          <table:table-cell office:value-type="float" office:value="1.07359" calcext:value-type="float">
            <text:p>1.07359</text:p>
          </table:table-cell>
          <table:table-cell office:value-type="float" office:value="0.356166" calcext:value-type="float">
            <text:p>0.356166</text:p>
          </table:table-cell>
          <table:table-cell office:value-type="float" office:value="0.06925" calcext:value-type="float">
            <text:p>0.06925</text:p>
          </table:table-cell>
          <table:table-cell office:value-type="float" office:value="3.38105" calcext:value-type="float">
            <text:p>3.38105</text:p>
          </table:table-cell>
        </table:table-row>
        <table:table-row table:style-name="ro1">
          <table:table-cell office:value-type="float" office:value="0.153114" calcext:value-type="float">
            <text:p>0.153114</text:p>
          </table:table-cell>
          <table:table-cell office:value-type="float" office:value="0.473104" calcext:value-type="float">
            <text:p>0.473104</text:p>
          </table:table-cell>
          <table:table-cell office:value-type="float" office:value="0.196727" calcext:value-type="float">
            <text:p>0.196727</text:p>
          </table:table-cell>
          <table:table-cell office:value-type="float" office:value="0.298646" calcext:value-type="float">
            <text:p>0.298646</text:p>
          </table:table-cell>
          <table:table-cell office:value-type="float" office:value="0.753457" calcext:value-type="float">
            <text:p>0.753457</text:p>
          </table:table-cell>
          <table:table-cell office:value-type="float" office:value="1.07814" calcext:value-type="float">
            <text:p>1.07814</text:p>
          </table:table-cell>
          <table:table-cell office:value-type="float" office:value="0.358377" calcext:value-type="float">
            <text:p>0.358377</text:p>
          </table:table-cell>
          <table:table-cell office:value-type="float" office:value="0.065647" calcext:value-type="float">
            <text:p>0.065647</text:p>
          </table:table-cell>
          <table:table-cell office:value-type="float" office:value="3.37876" calcext:value-type="float">
            <text:p>3.3787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AVERAGE([.A10:.A19])" office:value-type="float" office:value="0.1507388" calcext:value-type="float">
            <text:p>0.1507388</text:p>
          </table:table-cell>
          <table:table-cell table:formula="of:=AVERAGE([.B10:.B19])" office:value-type="float" office:value="0.4752377" calcext:value-type="float">
            <text:p>0.4752377</text:p>
          </table:table-cell>
          <table:table-cell table:formula="of:=AVERAGE([.C10:.C19])" office:value-type="float" office:value="0.1977067" calcext:value-type="float">
            <text:p>0.1977067</text:p>
          </table:table-cell>
          <table:table-cell table:formula="of:=AVERAGE([.D10:.D19])" office:value-type="float" office:value="0.3077857" calcext:value-type="float">
            <text:p>0.3077857</text:p>
          </table:table-cell>
          <table:table-cell table:formula="of:=AVERAGE([.E10:.E19])" office:value-type="float" office:value="0.7535619" calcext:value-type="float">
            <text:p>0.7535619</text:p>
          </table:table-cell>
          <table:table-cell table:formula="of:=AVERAGE([.F10:.F19])" office:value-type="float" office:value="1.067664" calcext:value-type="float">
            <text:p>1.067664</text:p>
          </table:table-cell>
          <table:table-cell table:formula="of:=AVERAGE([.G10:.G19])" office:value-type="float" office:value="0.3582673" calcext:value-type="float">
            <text:p>0.3582673</text:p>
          </table:table-cell>
          <table:table-cell table:formula="of:=AVERAGE([.H10:.H19])" office:value-type="float" office:value="0.0673641" calcext:value-type="float">
            <text:p>0.0673641</text:p>
          </table:table-cell>
          <table:table-cell table:formula="of:=AVERAGE([.I10:.I19])" office:value-type="float" office:value="3.379891" calcext:value-type="float">
            <text:p>3.3798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4:09:57.529796824</meta:creation-date>
    <dc:date>2020-03-21T15:06:05.198433140</dc:date>
    <meta:editing-duration>PT15M34S</meta:editing-duration>
    <meta:editing-cycles>3</meta:editing-cycles>
    <meta:generator>LibreOffice/6.0.7.3$Linux_X86_64 LibreOffice_project/00m0$Build-3</meta:generator>
    <meta:document-statistic meta:table-count="1" meta:cell-count="122" meta:object-count="0"/>
  </office:meta>
</office:document-meta>
</file>